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text-line-through-style="none" style:text-line-through-type="none" fo:language="pl" fo:country="PL" officeooo:rsid="000d49cb" officeooo:paragraph-rsid="000d49cb"/>
    </style:style>
    <style:style style:name="P2" style:family="paragraph" style:parent-style-name="Standard">
      <style:text-properties style:text-line-through-style="none" style:text-line-through-type="none" fo:language="pl" fo:country="PL" officeooo:rsid="000d49cb" officeooo:paragraph-rsid="000e63e1"/>
    </style:style>
    <style:style style:name="P3" style:family="paragraph" style:parent-style-name="Standard">
      <style:text-properties style:text-line-through-style="none" style:text-line-through-type="none" fo:language="pl" fo:country="PL" officeooo:rsid="000d49cb" officeooo:paragraph-rsid="001eb099"/>
    </style:style>
    <style:style style:name="P4" style:family="paragraph" style:parent-style-name="Standard">
      <style:text-properties style:text-line-through-style="none" style:text-line-through-type="none" fo:language="pl" fo:country="PL" officeooo:rsid="000533ce" officeooo:paragraph-rsid="000533ce"/>
    </style:style>
    <style:style style:name="P5" style:family="paragraph" style:parent-style-name="Standard">
      <style:text-properties style:text-line-through-style="none" style:text-line-through-type="none" fo:language="pl" fo:country="PL" officeooo:rsid="000533ce" officeooo:paragraph-rsid="00097726"/>
    </style:style>
    <style:style style:name="P6" style:family="paragraph" style:parent-style-name="Standard">
      <style:text-properties style:text-line-through-style="none" style:text-line-through-type="none" fo:language="pl" fo:country="PL" officeooo:rsid="000533ce" officeooo:paragraph-rsid="001e1031"/>
    </style:style>
    <style:style style:name="P7" style:family="paragraph" style:parent-style-name="Standard">
      <style:text-properties style:text-line-through-style="none" style:text-line-through-type="none" fo:language="pl" fo:country="PL" officeooo:rsid="0013116f" officeooo:paragraph-rsid="000533ce"/>
    </style:style>
    <style:style style:name="P8" style:family="paragraph" style:parent-style-name="Standard">
      <style:text-properties style:text-line-through-style="none" style:text-line-through-type="none" fo:language="pl" fo:country="PL" officeooo:rsid="00097726" officeooo:paragraph-rsid="00120128"/>
    </style:style>
    <style:style style:name="P9" style:family="paragraph" style:parent-style-name="Standard">
      <style:text-properties style:text-line-through-style="none" style:text-line-through-type="none" fo:language="pl" fo:country="PL" officeooo:rsid="00097726" officeooo:paragraph-rsid="000a7f1e"/>
    </style:style>
    <style:style style:name="P10" style:family="paragraph" style:parent-style-name="Standard">
      <style:text-properties style:text-line-through-style="none" style:text-line-through-type="none" fo:language="pl" fo:country="PL" officeooo:rsid="00097726" officeooo:paragraph-rsid="000533ce"/>
    </style:style>
    <style:style style:name="P11" style:family="paragraph" style:parent-style-name="Standard">
      <style:text-properties style:text-line-through-style="none" style:text-line-through-type="none" fo:language="pl" fo:country="PL" officeooo:rsid="00097726" officeooo:paragraph-rsid="00147e56"/>
    </style:style>
    <style:style style:name="P12" style:family="paragraph" style:parent-style-name="Standard">
      <style:text-properties style:text-line-through-style="none" style:text-line-through-type="none" fo:language="pl" fo:country="PL" fo:font-weight="normal" officeooo:rsid="000e63e1" officeooo:paragraph-rsid="000e63e1" style:font-weight-asian="normal" style:font-weight-complex="normal"/>
    </style:style>
    <style:style style:name="P13" style:family="paragraph" style:parent-style-name="Standard">
      <style:text-properties style:text-line-through-style="none" style:text-line-through-type="none" fo:language="pl" fo:country="PL" fo:font-weight="normal" officeooo:rsid="0016261c" officeooo:paragraph-rsid="0016261c" style:font-weight-asian="normal" style:font-weight-complex="normal"/>
    </style:style>
    <style:style style:name="P14" style:family="paragraph" style:parent-style-name="Standard">
      <style:text-properties style:text-line-through-style="none" style:text-line-through-type="none" fo:language="pl" fo:country="PL" officeooo:rsid="0005ccbd" officeooo:paragraph-rsid="000533ce"/>
    </style:style>
    <style:style style:name="P15" style:family="paragraph" style:parent-style-name="Standard">
      <style:text-properties style:text-line-through-style="none" style:text-line-through-type="none" fo:language="pl" fo:country="PL" officeooo:rsid="0016261c" officeooo:paragraph-rsid="000533ce"/>
    </style:style>
    <style:style style:name="P16" style:family="paragraph" style:parent-style-name="Standard">
      <style:text-properties style:text-line-through-style="none" style:text-line-through-type="none" fo:language="pl" fo:country="PL" fo:font-weight="bold" officeooo:rsid="0005ccbd" officeooo:paragraph-rsid="000533ce" style:font-weight-asian="bold" style:font-weight-complex="bold"/>
    </style:style>
    <style:style style:name="P17" style:family="paragraph" style:parent-style-name="Standard">
      <style:text-properties style:text-line-through-style="none" style:text-line-through-type="none" fo:language="pl" fo:country="PL" officeooo:rsid="0010a406" officeooo:paragraph-rsid="001879b4"/>
    </style:style>
    <style:style style:name="P18" style:family="paragraph" style:parent-style-name="Standard">
      <style:text-properties style:text-line-through-style="none" style:text-line-through-type="none" fo:language="pl" fo:country="PL" officeooo:rsid="001879b4" officeooo:paragraph-rsid="000533ce"/>
    </style:style>
    <style:style style:name="P19" style:family="paragraph" style:parent-style-name="Standard">
      <style:text-properties style:text-line-through-style="none" style:text-line-through-type="none" fo:language="pl" fo:country="PL" officeooo:rsid="001879b4" officeooo:paragraph-rsid="001e1031"/>
    </style:style>
    <style:style style:name="P20" style:family="paragraph" style:parent-style-name="Standard">
      <style:text-properties style:text-line-through-style="none" style:text-line-through-type="none" fo:language="pl" fo:country="PL" officeooo:rsid="000766e1" officeooo:paragraph-rsid="001e1031"/>
    </style:style>
    <style:style style:name="P21" style:family="paragraph" style:parent-style-name="Standard">
      <style:paragraph-properties fo:text-align="justify" style:justify-single-word="false"/>
      <style:text-properties style:text-line-through-style="none" style:text-line-through-type="none" fo:language="pl" fo:country="PL" officeooo:rsid="00153617" officeooo:paragraph-rsid="00153617"/>
    </style:style>
    <style:style style:name="P22" style:family="paragraph" style:parent-style-name="Standard">
      <style:paragraph-properties fo:text-align="justify" style:justify-single-word="false"/>
      <style:text-properties style:text-line-through-style="none" style:text-line-through-type="none" fo:language="pl" fo:country="PL" officeooo:rsid="001fb9e9" officeooo:paragraph-rsid="001fb9e9"/>
    </style:style>
    <style:style style:name="P23" style:family="paragraph" style:parent-style-name="Standard">
      <style:text-properties style:text-line-through-style="none" style:text-line-through-type="none" fo:font-size="15pt" fo:language="pl" fo:country="PL" fo:font-weight="bold" officeooo:rsid="000533ce" officeooo:paragraph-rsid="000d49cb" style:font-size-asian="15pt" style:font-weight-asian="bold" style:font-size-complex="15pt" style:font-weight-complex="bold"/>
    </style:style>
    <style:style style:name="P24" style:family="paragraph" style:parent-style-name="Standard">
      <style:text-properties officeooo:paragraph-rsid="000533ce"/>
    </style:style>
    <style:style style:name="P25" style:family="paragraph" style:parent-style-name="Standard">
      <style:text-properties officeooo:paragraph-rsid="00097726"/>
    </style:style>
    <style:style style:name="P26" style:family="paragraph" style:parent-style-name="Standard">
      <style:text-properties fo:font-size="15pt" fo:language="pl" fo:country="PL" fo:font-weight="bold" officeooo:rsid="000533ce" officeooo:paragraph-rsid="000533ce" style:font-size-asian="15pt" style:font-weight-asian="bold" style:font-size-complex="15pt" style:font-weight-complex="bold"/>
    </style:style>
    <style:style style:name="P27" style:family="paragraph" style:parent-style-name="Standard">
      <style:text-properties fo:font-weight="bold" officeooo:paragraph-rsid="000e63e1" style:font-weight-asian="bold" style:font-weight-complex="bold"/>
    </style:style>
    <style:style style:name="P28" style:family="paragraph" style:parent-style-name="Standard">
      <style:text-properties fo:font-weight="bold" officeooo:rsid="00147e56" officeooo:paragraph-rsid="00147e56" style:font-weight-asian="bold" style:font-weight-complex="bold"/>
    </style:style>
    <style:style style:name="P29" style:family="paragraph" style:parent-style-name="Standard">
      <style:text-properties fo:font-weight="bold" officeooo:paragraph-rsid="0016261c" style:font-weight-asian="bold" style:font-weight-complex="bold"/>
    </style:style>
    <style:style style:name="P30" style:family="paragraph" style:parent-style-name="Standard">
      <style:text-properties officeooo:paragraph-rsid="0011825f"/>
    </style:style>
    <style:style style:name="P31" style:family="paragraph" style:parent-style-name="Standard">
      <style:text-properties officeooo:paragraph-rsid="00120128"/>
    </style:style>
    <style:style style:name="P32" style:family="paragraph" style:parent-style-name="Standard">
      <style:text-properties officeooo:paragraph-rsid="0013116f"/>
    </style:style>
    <style:style style:name="P33" style:family="paragraph" style:parent-style-name="Standard">
      <style:text-properties officeooo:paragraph-rsid="00147e56"/>
    </style:style>
    <style:style style:name="P34" style:family="paragraph" style:parent-style-name="Standard">
      <style:text-properties fo:font-size="12pt" fo:language="pl" fo:country="PL" fo:font-weight="bold" officeooo:rsid="00147e56" officeooo:paragraph-rsid="00147e56" style:font-size-asian="12pt" style:font-weight-asian="bold" style:font-size-complex="12pt" style:font-weight-complex="bold"/>
    </style:style>
    <style:style style:name="P35" style:family="paragraph" style:parent-style-name="Standard">
      <style:text-properties fo:font-size="18pt" fo:language="pl" fo:country="PL" fo:font-weight="bold" officeooo:rsid="000533ce" officeooo:paragraph-rsid="000533ce" style:font-size-asian="18pt" style:font-weight-asian="bold" style:font-size-complex="18pt" style:font-weight-complex="bold"/>
    </style:style>
    <style:style style:name="P36" style:family="paragraph" style:parent-style-name="Standard">
      <style:text-properties fo:font-size="18pt" fo:language="pl" fo:country="PL" fo:font-weight="bold" officeooo:rsid="001ff55e" officeooo:paragraph-rsid="001ff55e" style:font-size-asian="18pt" style:font-weight-asian="bold" style:font-size-complex="18pt" style:font-weight-complex="bold"/>
    </style:style>
    <style:style style:name="P37" style:family="paragraph" style:parent-style-name="Standard">
      <style:text-properties fo:language="pl" fo:country="PL" officeooo:rsid="000d49cb" officeooo:paragraph-rsid="000533ce"/>
    </style:style>
    <style:style style:name="P38" style:family="paragraph" style:parent-style-name="Standard">
      <style:text-properties fo:language="pl" fo:country="PL" officeooo:rsid="000dc14b" officeooo:paragraph-rsid="000533ce"/>
    </style:style>
    <style:style style:name="P39" style:family="paragraph" style:parent-style-name="Standard">
      <style:text-properties fo:language="pl" fo:country="PL" officeooo:rsid="000dc14b" officeooo:paragraph-rsid="001fb9e9"/>
    </style:style>
    <style:style style:name="P40" style:family="paragraph" style:parent-style-name="Standard">
      <style:text-properties fo:language="pl" fo:country="PL" officeooo:rsid="00120128" officeooo:paragraph-rsid="00120128"/>
    </style:style>
    <style:style style:name="P41" style:family="paragraph" style:parent-style-name="Standard">
      <style:text-properties officeooo:rsid="001879b4" officeooo:paragraph-rsid="001e1031"/>
    </style:style>
    <style:style style:name="P42" style:family="paragraph" style:parent-style-name="Standard">
      <style:text-properties officeooo:paragraph-rsid="001e1031"/>
    </style:style>
    <style:style style:name="P43" style:family="paragraph" style:parent-style-name="Standard">
      <style:text-properties officeooo:paragraph-rsid="000d49cb"/>
    </style:style>
    <style:style style:name="P44" style:family="paragraph" style:parent-style-name="Standard">
      <style:text-properties officeooo:paragraph-rsid="001eb099"/>
    </style:style>
    <style:style style:name="P45" style:family="paragraph" style:parent-style-name="Standard">
      <style:text-properties officeooo:paragraph-rsid="001fb9e9"/>
    </style:style>
    <style:style style:name="P46" style:family="paragraph" style:parent-style-name="Standard">
      <style:paragraph-properties fo:text-align="justify" style:justify-single-word="false"/>
      <style:text-properties style:text-line-through-style="none" style:text-line-through-type="none" fo:language="pl" fo:country="PL" officeooo:rsid="0022d235" officeooo:paragraph-rsid="0022d235"/>
    </style:style>
    <style:style style:name="P47" style:family="paragraph" style:parent-style-name="Standard">
      <style:text-properties style:text-line-through-style="none" style:text-line-through-type="none" fo:language="pl" fo:country="PL" officeooo:rsid="000533ce" officeooo:paragraph-rsid="00120128"/>
    </style:style>
    <style:style style:name="P48" style:family="paragraph" style:parent-style-name="Standard">
      <style:text-properties style:text-line-through-style="none" style:text-line-through-type="none" fo:language="pl" fo:country="PL" officeooo:rsid="000766e1" officeooo:paragraph-rsid="000c0239"/>
    </style:style>
    <style:style style:name="P49" style:family="paragraph" style:parent-style-name="Standard">
      <style:text-properties fo:font-size="18pt" fo:language="pl" fo:country="PL" fo:font-weight="bold" officeooo:rsid="001ff55e" officeooo:paragraph-rsid="001ff55e" style:font-size-asian="18pt" style:font-weight-asian="bold" style:font-size-complex="18pt" style:font-weight-complex="bold"/>
    </style:style>
    <style:style style:name="P50" style:family="paragraph" style:parent-style-name="Standard">
      <style:paragraph-properties fo:text-align="center" style:justify-single-word="false"/>
      <style:text-properties fo:font-size="20pt" fo:language="pl" fo:country="PL" fo:font-weight="bold" officeooo:rsid="0024bf1b" officeooo:paragraph-rsid="0024bf1b" style:font-size-asian="20pt" style:font-weight-asian="bold" style:font-size-complex="20pt" style:font-weight-complex="bold"/>
    </style:style>
    <style:style style:name="P51" style:family="paragraph" style:parent-style-name="Standard">
      <style:text-properties officeooo:paragraph-rsid="00147e56"/>
    </style:style>
    <style:style style:name="P52" style:family="paragraph" style:parent-style-name="Standard">
      <style:text-properties officeooo:paragraph-rsid="000533ce"/>
    </style:style>
    <style:style style:name="T1" style:family="text">
      <style:text-properties style:text-line-through-style="none" style:text-line-through-type="none" fo:language="pl" fo:country="PL"/>
    </style:style>
    <style:style style:name="T2" style:family="text">
      <style:text-properties style:text-line-through-style="none" style:text-line-through-type="none" fo:language="pl" fo:country="PL" officeooo:rsid="000533ce"/>
    </style:style>
    <style:style style:name="T3" style:family="text">
      <style:text-properties style:text-line-through-style="none" style:text-line-through-type="none" fo:language="pl" fo:country="PL" officeooo:rsid="0005ccbd"/>
    </style:style>
    <style:style style:name="T4" style:family="text">
      <style:text-properties style:text-line-through-style="none" style:text-line-through-type="none" fo:language="pl" fo:country="PL" officeooo:rsid="000766e1"/>
    </style:style>
    <style:style style:name="T5" style:family="text">
      <style:text-properties style:text-line-through-style="none" style:text-line-through-type="none" fo:language="pl" fo:country="PL" officeooo:rsid="00097726"/>
    </style:style>
    <style:style style:name="T6" style:family="text">
      <style:text-properties style:text-line-through-style="none" style:text-line-through-type="none" fo:language="pl" fo:country="PL" officeooo:rsid="000a7f1e"/>
    </style:style>
    <style:style style:name="T7" style:family="text">
      <style:text-properties style:text-line-through-style="none" style:text-line-through-type="none" fo:language="pl" fo:country="PL" officeooo:rsid="000c0239"/>
    </style:style>
    <style:style style:name="T8" style:family="text">
      <style:text-properties style:text-line-through-style="none" style:text-line-through-type="none" fo:language="pl" fo:country="PL" fo:font-weight="bold" officeooo:rsid="000a7f1e" style:font-weight-asian="bold" style:font-weight-complex="bold"/>
    </style:style>
    <style:style style:name="T9" style:family="text">
      <style:text-properties style:text-line-through-style="none" style:text-line-through-type="none" fo:language="pl" fo:country="PL" fo:font-weight="bold" officeooo:rsid="000533ce" style:font-weight-asian="bold" style:font-weight-complex="bold"/>
    </style:style>
    <style:style style:name="T10" style:family="text">
      <style:text-properties style:text-line-through-style="none" style:text-line-through-type="none" fo:language="pl" fo:country="PL" fo:font-weight="bold" officeooo:rsid="000766e1" style:font-weight-asian="bold" style:font-weight-complex="bold"/>
    </style:style>
    <style:style style:name="T11" style:family="text">
      <style:text-properties style:text-line-through-style="none" style:text-line-through-type="none" fo:language="pl" fo:country="PL" fo:font-weight="bold" officeooo:rsid="0005ccbd" style:font-weight-asian="bold" style:font-weight-complex="bold"/>
    </style:style>
    <style:style style:name="T12" style:family="text">
      <style:text-properties style:text-line-through-style="none" style:text-line-through-type="none" fo:language="pl" fo:country="PL" fo:font-weight="bold" officeooo:rsid="000f527c" style:font-weight-asian="bold" style:font-weight-complex="bold"/>
    </style:style>
    <style:style style:name="T13" style:family="text">
      <style:text-properties style:text-line-through-style="none" style:text-line-through-type="none" fo:language="pl" fo:country="PL" fo:font-weight="bold" officeooo:rsid="00147e56" style:font-weight-asian="bold" style:font-weight-complex="bold"/>
    </style:style>
    <style:style style:name="T14" style:family="text">
      <style:text-properties style:text-line-through-style="none" style:text-line-through-type="none" fo:language="pl" fo:country="PL" officeooo:rsid="000e4f81"/>
    </style:style>
    <style:style style:name="T15" style:family="text">
      <style:text-properties style:text-line-through-style="none" style:text-line-through-type="none" fo:language="pl" fo:country="PL" officeooo:rsid="000e63e1"/>
    </style:style>
    <style:style style:name="T16" style:family="text">
      <style:text-properties style:text-line-through-style="none" style:text-line-through-type="none" fo:language="pl" fo:country="PL" fo:font-weight="normal" officeooo:rsid="00097726" style:font-weight-asian="normal" style:font-weight-complex="normal"/>
    </style:style>
    <style:style style:name="T17" style:family="text">
      <style:text-properties style:text-line-through-style="none" style:text-line-through-type="none" fo:language="pl" fo:country="PL" fo:font-weight="normal" officeooo:rsid="000e63e1" style:font-weight-asian="normal" style:font-weight-complex="normal"/>
    </style:style>
    <style:style style:name="T18" style:family="text">
      <style:text-properties style:text-line-through-style="none" style:text-line-through-type="none" fo:language="pl" fo:country="PL" fo:font-weight="normal" officeooo:rsid="00147e56" style:font-weight-asian="normal" style:font-weight-complex="normal"/>
    </style:style>
    <style:style style:name="T19" style:family="text">
      <style:text-properties style:text-line-through-style="none" style:text-line-through-type="none" fo:language="pl" fo:country="PL" fo:font-weight="normal" officeooo:rsid="0016261c" style:font-weight-asian="normal" style:font-weight-complex="normal"/>
    </style:style>
    <style:style style:name="T20" style:family="text">
      <style:text-properties style:text-line-through-style="none" style:text-line-through-type="none" fo:language="pl" fo:country="PL" fo:font-weight="normal" officeooo:rsid="001879b4" style:font-weight-asian="normal" style:font-weight-complex="normal"/>
    </style:style>
    <style:style style:name="T21" style:family="text">
      <style:text-properties style:text-line-through-style="none" style:text-line-through-type="none" fo:language="pl" fo:country="PL" fo:font-weight="normal" officeooo:rsid="001fb9e9" style:font-weight-asian="normal" style:font-weight-complex="normal"/>
    </style:style>
    <style:style style:name="T22" style:family="text">
      <style:text-properties style:text-line-through-style="none" style:text-line-through-type="none" fo:language="pl" fo:country="PL" officeooo:rsid="000f527c"/>
    </style:style>
    <style:style style:name="T23" style:family="text">
      <style:text-properties style:text-line-through-style="none" style:text-line-through-type="none" fo:language="pl" fo:country="PL" officeooo:rsid="0010a406"/>
    </style:style>
    <style:style style:name="T24" style:family="text">
      <style:text-properties style:text-line-through-style="none" style:text-line-through-type="none" fo:language="pl" fo:country="PL" officeooo:rsid="0011825f"/>
    </style:style>
    <style:style style:name="T25" style:family="text">
      <style:text-properties style:text-line-through-style="none" style:text-line-through-type="none" fo:language="pl" fo:country="PL" officeooo:rsid="000dc14b"/>
    </style:style>
    <style:style style:name="T26" style:family="text">
      <style:text-properties style:text-line-through-style="none" style:text-line-through-type="none" fo:language="pl" fo:country="PL" officeooo:rsid="00120128"/>
    </style:style>
    <style:style style:name="T27" style:family="text">
      <style:text-properties style:text-line-through-style="none" style:text-line-through-type="none" fo:language="pl" fo:country="PL" officeooo:rsid="0013116f"/>
    </style:style>
    <style:style style:name="T28" style:family="text">
      <style:text-properties style:text-line-through-style="none" style:text-line-through-type="none" fo:language="pl" fo:country="PL" officeooo:rsid="00147e56"/>
    </style:style>
    <style:style style:name="T29" style:family="text">
      <style:text-properties style:text-line-through-style="none" style:text-line-through-type="none" fo:language="pl" fo:country="PL" officeooo:rsid="0016261c"/>
    </style:style>
    <style:style style:name="T30" style:family="text">
      <style:text-properties style:text-line-through-style="none" style:text-line-through-type="none" fo:language="pl" fo:country="PL" officeooo:rsid="00174259"/>
    </style:style>
    <style:style style:name="T31" style:family="text">
      <style:text-properties style:text-line-through-style="none" style:text-line-through-type="none" fo:language="pl" fo:country="PL" officeooo:rsid="001879b4"/>
    </style:style>
    <style:style style:name="T32" style:family="text">
      <style:text-properties style:text-line-through-style="none" style:text-line-through-type="none" fo:language="pl" fo:country="PL" officeooo:rsid="0019dd0a"/>
    </style:style>
    <style:style style:name="T33" style:family="text">
      <style:text-properties style:text-line-through-style="none" style:text-line-through-type="none" fo:language="pl" fo:country="PL" officeooo:rsid="001a07f0"/>
    </style:style>
    <style:style style:name="T34" style:family="text">
      <style:text-properties style:text-line-through-style="none" style:text-line-through-type="none" fo:language="pl" fo:country="PL" officeooo:rsid="001caea4"/>
    </style:style>
    <style:style style:name="T35" style:family="text">
      <style:text-properties style:text-line-through-style="none" style:text-line-through-type="none" fo:language="pl" fo:country="PL" officeooo:rsid="001e1031"/>
    </style:style>
    <style:style style:name="T36" style:family="text">
      <style:text-properties style:text-line-through-style="none" style:text-line-through-type="none" fo:language="pl" fo:country="PL" officeooo:rsid="001eb099"/>
    </style:style>
    <style:style style:name="T37" style:family="text">
      <style:text-properties style:text-line-through-style="none" style:text-line-through-type="none" fo:language="pl" fo:country="PL" officeooo:rsid="000d49cb"/>
    </style:style>
    <style:style style:name="T38" style:family="text">
      <style:text-properties style:text-line-through-style="none" style:text-line-through-type="none" fo:language="pl" fo:country="PL" officeooo:rsid="001f6b8c"/>
    </style:style>
    <style:style style:name="T39" style:family="text">
      <style:text-properties style:text-line-through-style="none" style:text-line-through-type="none" fo:language="pl" fo:country="PL" officeooo:rsid="001fb9e9"/>
    </style:style>
    <style:style style:name="T40" style:family="text">
      <style:text-properties style:text-line-through-style="none" style:text-line-through-type="none" fo:language="pl" fo:country="PL" officeooo:rsid="00212441"/>
    </style:style>
    <style:style style:name="T41" style:family="text">
      <style:text-properties fo:language="pl" fo:country="PL"/>
    </style:style>
    <style:style style:name="T42" style:family="text">
      <style:text-properties fo:language="pl" fo:country="PL" officeooo:rsid="000533ce"/>
    </style:style>
    <style:style style:name="T43" style:family="text">
      <style:text-properties fo:language="pl" fo:country="PL" officeooo:rsid="0005ccbd"/>
    </style:style>
    <style:style style:name="T44" style:family="text">
      <style:text-properties fo:language="pl" fo:country="PL" fo:font-weight="bold" officeooo:rsid="000533ce" style:font-weight-asian="bold" style:font-weight-complex="bold"/>
    </style:style>
    <style:style style:name="T45" style:family="text">
      <style:text-properties fo:language="pl" fo:country="PL" officeooo:rsid="000d49cb"/>
    </style:style>
    <style:style style:name="T46" style:family="text">
      <style:text-properties fo:language="pl" fo:country="PL" officeooo:rsid="000dc14b"/>
    </style:style>
    <style:style style:name="T47" style:family="text">
      <style:text-properties fo:language="pl" fo:country="PL" officeooo:rsid="000e4f81"/>
    </style:style>
    <style:style style:name="T48" style:family="text">
      <style:text-properties fo:language="pl" fo:country="PL" officeooo:rsid="0011825f"/>
    </style:style>
    <style:style style:name="T49" style:family="text">
      <style:text-properties fo:language="pl" fo:country="PL" officeooo:rsid="00120128"/>
    </style:style>
    <style:style style:name="T50" style:family="text">
      <style:text-properties fo:language="pl" fo:country="PL" officeooo:rsid="001fb9e9"/>
    </style:style>
    <style:style style:name="T51" style:family="text">
      <style:text-properties fo:language="pl" fo:country="PL" officeooo:rsid="001ff55e"/>
    </style:style>
    <style:style style:name="T52" style:family="text">
      <style:text-properties fo:language="pl" fo:country="PL" officeooo:rsid="00212441"/>
    </style:style>
    <style:style style:name="T53" style:family="text">
      <style:text-properties officeooo:rsid="000dc14b"/>
    </style:style>
    <style:style style:name="T54" style:family="text">
      <style:text-properties officeooo:rsid="000e63e1"/>
    </style:style>
    <style:style style:name="T55" style:family="text">
      <style:text-properties officeooo:rsid="00120128"/>
    </style:style>
    <style:style style:name="T56" style:family="text">
      <style:text-properties officeooo:rsid="00147e56"/>
    </style:style>
    <style:style style:name="T57" style:family="text">
      <style:text-properties officeooo:rsid="001879b4"/>
    </style:style>
    <style:style style:name="T58" style:family="text">
      <style:text-properties officeooo:rsid="0019dd0a"/>
    </style:style>
    <style:style style:name="T59" style:family="text">
      <style:text-properties officeooo:rsid="001a0df5"/>
    </style:style>
    <style:style style:name="T60" style:family="text">
      <style:text-properties officeooo:rsid="001eb099"/>
    </style:style>
    <style:style style:name="T61" style:family="text">
      <style:text-properties officeooo:rsid="001fb9e9"/>
    </style:style>
    <style:style style:name="T62" style:family="text">
      <style:text-properties officeooo:rsid="001ff55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0">ALGORYTM <text:s/>DIJKSTRY</text:p>
      <text:p text:style-name="P36"/>
      <text:p text:style-name="P36">Michał Ślusarczyk – opis klas</text:p>
      <text:p text:style-name="P36"/>
      <text:p text:style-name="P35">Klasy:</text:p>
      <text:p text:style-name="P26"/>
      <text:p text:style-name="P34">Klasy Główne:</text:p>
      <text:p text:style-name="P26"/>
      <text:p text:style-name="P43"><text:span text:style-name="T2">- </text:span><text:span text:style-name="T9">Paramet</text:span><text:span text:style-name="T8">ers</text:span><text:span text:style-name="T2"> – informacje </text:span><text:span text:style-name="T38">zebrane</text:span><text:span text:style-name="T2"> od użytkownika oraz </text:span><text:span text:style-name="T38">wywni</text:span><text:span text:style-name="T40">o</text:span><text:span text:style-name="T38">skowane z konsoli</text:span><text:span text:style-name="T3">,</text:span></text:p>
      <text:p text:style-name="P1">nie posiada metod, jedynie argumenty.</text:p>
      <text:p text:style-name="P1"/>
      <text:p text:style-name="P1"><text:tab/>Atrybuty:</text:p>
      <text:p text:style-name="P1"><text:tab/>- string path<text:span text:style-name="T60">s[3]</text:span> – <text:span text:style-name="T54">ścieżk</text:span><text:span text:style-name="T60">i</text:span><text:span text:style-name="T54"> d</text:span><text:span text:style-name="T60">o plików</text:span>,</text:p>
      <text:p text:style-name="P2"><text:tab/><text:tab/></text:p>
      <text:p text:style-name="P1"><text:tab/>- bool <text:span text:style-name="T56">Q</text:span>Graph – <text:span text:style-name="T60">czy podana ścieżka do grafu</text:span>?</text:p>
      <text:p text:style-name="P3"><text:tab/>- bool <text:span text:style-name="T56">Q</text:span>graph<text:span text:style-name="T60">o - czy chcesz sam opisać graf?</text:span></text:p>
      <text:p text:style-name="P3"/>
      <text:p text:style-name="P43"><text:span text:style-name="T37"><text:tab/>- bool </text:span><text:span text:style-name="T28">Q</text:span><text:span text:style-name="T25">IO - </text:span><text:span text:style-name="T15">c</text:span><text:span text:style-name="T25">zy </text:span><text:span text:style-name="T36">podana ścieżka do danych</text:span><text:span text:style-name="T25">?</text:span></text:p>
      <text:p text:style-name="P44"><text:span text:style-name="T37"><text:tab/>- bool </text:span><text:span text:style-name="T28">Q</text:span><text:span text:style-name="T25">IO</text:span><text:span text:style-name="T36">o</text:span><text:span text:style-name="T25"> - </text:span><text:span text:style-name="T15">c</text:span><text:span text:style-name="T25">zy </text:span><text:span text:style-name="T36">chcesz wpisać dane sam?</text:span></text:p>
      <text:p text:style-name="P1"><text:tab/></text:p>
      <text:p text:style-name="P43"><text:span text:style-name="T37"><text:tab/>- </text:span><text:span text:style-name="T28">bool Q</text:span><text:span text:style-name="T36">s</text:span><text:span text:style-name="T28">ave - czy </text:span><text:span text:style-name="T36">podana ścieżka do zapis</text:span><text:span text:style-name="T28">?</text:span></text:p>
      <text:p text:style-name="Standard"><text:span text:style-name="T41"><text:tab/>- </text:span>bool Qsaveg - czy chcesz zapisać graf?</text:p>
      <text:p text:style-name="Standard"><text:tab/> <text:s/>bool Qsaved - czy chcesz zapisa<text:span text:style-name="T60">ć</text:span> dane?</text:p>
      <text:p text:style-name="Standard"><text:tab/>- bool Qsaves - czy chcesz zapisać rozwiązanie?</text:p>
      <text:p text:style-name="P1"/>
      <text:p text:style-name="P3"><text:tab/>- <text:span text:style-name="T56">bool Q</text:span><text:span text:style-name="T60">s</text:span><text:span text:style-name="T56">how</text:span><text:span text:style-name="T60">g</text:span><text:span text:style-name="T56"> - czy wyświetlić </text:span><text:span text:style-name="T60">graf</text:span><text:span text:style-name="T56">?</text:span></text:p>
      <text:p text:style-name="P3"><text:tab/>- <text:span text:style-name="T56">bool Q</text:span><text:span text:style-name="T60">s</text:span><text:span text:style-name="T56">how</text:span><text:span text:style-name="T60">d</text:span><text:span text:style-name="T56"> - czy wyświetlić </text:span><text:span text:style-name="T60">dane</text:span><text:span text:style-name="T56">?</text:span></text:p>
      <text:p text:style-name="P44"><text:span text:style-name="T37"><text:tab/>- </text:span><text:span text:style-name="T28">bool Q</text:span><text:span text:style-name="T36">s</text:span><text:span text:style-name="T28">how</text:span><text:span text:style-name="T36">s</text:span><text:span text:style-name="T28"> - czy wyświetlić </text:span><text:span text:style-name="T36">rozwiązanie</text:span><text:span text:style-name="T28">?</text:span></text:p>
      <text:p text:style-name="P3"/>
      <text:p text:style-name="P3"/>
      <text:p text:style-name="P1"><text:tab/>- <text:span text:style-name="T53">unsigned lo</text:span><text:span text:style-name="T60">n</text:span><text:span text:style-name="T53">g int </text:span><text:span text:style-name="T56">quantity</text:span><text:span text:style-name="T53"> - liczba wierzcho</text:span><text:span text:style-name="T54">ł</text:span><text:span text:style-name="T53">k</text:span><text:span text:style-name="T54">ó</text:span><text:span text:style-name="T53">w w grafie,</text:span></text:p>
      <text:p text:style-name="P2"><text:tab/>-<text:span text:style-name="T60">P</text:span><text:span text:style-name="T54">Tops* </text:span><text:span text:style-name="T60">atops</text:span><text:span text:style-name="T54"> – lista wszystkich wierzchołków w grafie,</text:span></text:p>
      <text:p text:style-name="P1"/>
      <text:p text:style-name="P1"><text:tab/><text:span text:style-name="T53">Metody:</text:span></text:p>
      <text:p text:style-name="P1"><text:tab/>-<text:span text:style-name="T53">konstruktor(wypełnia wartościami domyślnymi)</text:span></text:p>
      <text:p text:style-name="P1"><text:tab/>-<text:span text:style-name="T53">destruktor domy</text:span><text:span text:style-name="T55">ś</text:span><text:span text:style-name="T53">lny,</text:span></text:p>
      <text:p text:style-name="P1"><text:tab/></text:p>
      <text:p text:style-name="P23"><text:tab/></text:p>
      <text:p text:style-name="P26"><text:tab/></text:p>
      <text:p text:style-name="P24"><text:span text:style-name="T42">-</text:span><text:span text:style-name="T44">Management</text:span><text:span text:style-name="T42"> – <text:s/></text:span><text:span text:style-name="T45">G</text:span><text:span text:style-name="T42">łówny </text:span><text:span text:style-name="T43">klasa</text:span><text:span text:style-name="T42">, za jego pomocą obsługiwany jest program oraz określane są kolejne kroki na podstawi</text:span><text:span text:style-name="T43">e</text:span><text:span text:style-name="T42"> dostarczonych argumentów </text:span><text:span text:style-name="T43">oraz wiadomości od użytkownika</text:span><text:span text:style-name="T42">. </text:span><text:span text:style-name="T45">Posiada metody do obsługi programu korzysta z parametrów z klasy Parameters. </text:span><text:span text:style-name="T50">Jest z nią wzajemnie zaprzyjaźniona</text:span></text:p>
      <text:p text:style-name="P37"/>
      <text:p text:style-name="P24"><text:span text:style-name="T45"><text:tab/></text:span><text:span text:style-name="T46">Atrybuty:</text:span></text:p>
      <text:p text:style-name="P24"><text:span text:style-name="T45"><text:tab/>-</text:span><text:span text:style-name="T46">Parameters* P - </text:span><text:span text:style-name="T48">parametry</text:span><text:span text:style-name="T46">,</text:span></text:p>
      <text:p text:style-name="P30"><text:span text:style-name="T46"><text:tab/></text:span><text:span text:style-name="T25">-</text:span><text:span text:style-name="T14">Graph* G – </text:span><text:span text:style-name="T15">graf</text:span><text:span text:style-name="T14">,</text:span></text:p>
      <text:p text:style-name="P30"><text:span text:style-name="T14"><text:tab/>-</text:span><text:span text:style-name="T15">L</text:span><text:span text:style-name="T28">PT</text:span><text:span text:style-name="T14">ops* </text:span><text:span text:style-name="T15">D - lista danych,</text:span></text:p>
      <text:p text:style-name="P24"><text:span text:style-name="T46"><text:tab/>-</text:span><text:span text:style-name="T48">Solution* S – rozwiązanie,</text:span></text:p>
      <text:p text:style-name="P38"><text:soft-page-break/><text:tab/></text:p>
      <text:p text:style-name="P39"><text:tab/></text:p>
      <text:p text:style-name="P39"/>
      <text:p text:style-name="P39"/>
      <text:p text:style-name="P39"/>
      <text:p text:style-name="P39"/>
      <text:p text:style-name="P45"><text:span text:style-name="T46"><text:tab/></text:span><text:span text:style-name="T47">Metody:</text:span></text:p>
      <text:p text:style-name="P24"><text:span text:style-name="T47"><text:tab/>-</text:span><text:span text:style-name="T49">K</text:span><text:span text:style-name="T47">onstruktor – </text:span><text:span text:style-name="T50">uruchamia</text:span><text:span text:style-name="T48"> kolejne funkcje,</text:span></text:p>
      <text:p text:style-name="P24"><text:span text:style-name="T48"><text:tab/>-</text:span><text:span text:style-name="T50">Calibration – wypełnia Parameters,</text:span></text:p>
      <text:p text:style-name="P31"><text:span text:style-name="T48"><text:tab/>-</text:span><text:span text:style-name="T49">Ask – za</text:span><text:span text:style-name="T50">daje pytania użytkownikowi i uzupełnia </text:span><text:span text:style-name="T52">P</text:span><text:span text:style-name="T50">arameters</text:span><text:span text:style-name="T49">,</text:span></text:p>
      <text:p text:style-name="P45"><text:span text:style-name="T48"><text:tab/>-</text:span><text:span text:style-name="T49">Load1 – </text:span><text:span text:style-name="T50">wczytaj graf z pliku,</text:span></text:p>
      <text:p text:style-name="P45"><text:span text:style-name="T49"><text:tab/> -CreateGraph -</text:span><text:span text:style-name="T48"> stw</text:span><text:span text:style-name="T49">ó</text:span><text:span text:style-name="T48">rz graf </text:span><text:span text:style-name="T51">z użytkownikiem</text:span><text:span text:style-name="T48">,</text:span></text:p>
      <text:p text:style-name="P30"><text:span text:style-name="T48"><text:tab/>-</text:span><text:span text:style-name="T49">Load2</text:span><text:span text:style-name="T48"> - </text:span><text:span text:style-name="T49">wczytaj </text:span><text:span text:style-name="T50">dane </text:span><text:span text:style-name="T48">z pliku,</text:span></text:p>
      <text:p text:style-name="P45"><text:span text:style-name="T48"><text:tab/>-</text:span><text:span text:style-name="T50">LoadData – </text:span><text:span text:style-name="T51">pobierz</text:span><text:span text:style-name="T48"> dane </text:span><text:span text:style-name="T51">od użytkownika</text:span><text:span text:style-name="T48">,</text:span></text:p>
      <text:p text:style-name="P30"><text:span text:style-name="T48"><text:tab/>-</text:span><text:span text:style-name="T49">PrepareSolution - </text:span><text:span text:style-name="T48">przygotuj </text:span><text:span text:style-name="T49">S pod </text:span><text:span text:style-name="T48">rozwi</text:span><text:span text:style-name="T49">ą</text:span><text:span text:style-name="T48">zanie,</text:span></text:p>
      <text:p text:style-name="P31"><text:span text:style-name="T48"><text:tab/>-</text:span><text:span text:style-name="T49">Dijkstra – wykonaj algorytm Dijkstry,</text:span></text:p>
      <text:p text:style-name="P40"><text:tab/>-FillSolution - uzupełnij rozwiązanie <text:span text:style-name="T61">(możliwe że ta funkcjonalność zostanie połączona z <text:tab/> Dijkstrą),</text:span></text:p>
      <text:p text:style-name="P40"><text:tab/>-Save - zapisz do pliku,</text:p>
      <text:p text:style-name="P40"><text:tab/>-Show - wyświetlanie rozwiązania w konsoli,</text:p>
      <text:p text:style-name="P40"><text:tab/>-Destruktor - zwalnia niepotrzebną pamięć <text:span text:style-name="T61">i „sprząta program”</text:span>,</text:p>
      <text:p text:style-name="P40"><text:tab/></text:p>
      <text:p text:style-name="P47"/>
      <text:p text:style-name="P28"><text:span text:style-name="T2">K</text:span><text:span text:style-name="T1">lasy do obsługi pamięci dynamicznej (listy):</text:span></text:p>
      <text:p text:style-name="P4"/>
      <text:p text:style-name="P24"><text:span text:style-name="T2">-</text:span><text:span text:style-name="T8">Top</text:span><text:span text:style-name="T4"> </text:span><text:span text:style-name="T5">(wirtualny)</text:span><text:span text:style-name="T2"> – </text:span><text:span text:style-name="T39">klasa wirtualna </text:span><text:span text:style-name="T5">dla pierwotnego i sąsiedniego,</text:span><text:span text:style-name="T26"><text:tab/><text:tab/></text:span></text:p>
      <text:p text:style-name="P7"/>
      <text:p text:style-name="P7"/>
      <text:p text:style-name="P25"><text:span text:style-name="T2">-</text:span><text:span text:style-name="T8">Primal</text:span><text:span text:style-name="T6"> – dziedziczy po Top</text:span><text:span text:style-name="T5"> (</text:span><text:span text:style-name="T2">zawiera </text:span><text:span text:style-name="T4">numer</text:span><text:span text:style-name="T2"> danego wierzchołka</text:span><text:span text:style-name="T5">)</text:span><text:span text:style-name="T2">,</text:span></text:p>
      <text:p text:style-name="P32"><text:span text:style-name="T2"><text:tab/></text:span><text:span text:style-name="T26">Atrybuty:</text:span></text:p>
      <text:p text:style-name="P32"><text:span text:style-name="T26"><text:tab/>-unsigned long int </text:span><text:span text:style-name="T39">number</text:span><text:span text:style-name="T26"> – </text:span><text:span text:style-name="T39">numer wierzchołka,</text:span></text:p>
      <text:p text:style-name="P5"/>
      <text:p text:style-name="P5"/>
      <text:p text:style-name="P31"><text:span text:style-name="T5">-</text:span><text:span text:style-name="T8">Borderer</text:span><text:span text:style-name="T6"> - </text:span><text:span text:style-name="T5"><text:s/></text:span><text:span text:style-name="T6">dziedziczy po Primal i Top </text:span><text:span text:style-name="T5">(poszerzony o metrykę względem </text:span></text:p>
      <text:p text:style-name="P8">pierwotnego),</text:p>
      <text:p text:style-name="P8"/>
      <text:p text:style-name="P31"><text:span text:style-name="T5"><text:tab/></text:span><text:span text:style-name="T27">Atrybuty:<text:line-break/><text:tab/>-unsigned double metrics – </text:span><text:span text:style-name="T39">metryka czyli odległość,</text:span></text:p>
      <text:p text:style-name="P9"/>
      <text:p text:style-name="P9"/>
      <text:p text:style-name="P24"><text:span text:style-name="T5">-</text:span><text:span text:style-name="T13">P</text:span><text:span text:style-name="T8">Tops</text:span><text:span text:style-name="T6"> - </text:span><text:span text:style-name="T7">zawiera </text:span><text:span text:style-name="T39">wskaźnik </text:span><text:span text:style-name="T33">Primal</text:span><text:span text:style-name="T5"> (poszerzony o wskaźnik na </text:span><text:span text:style-name="T33">kolejny element</text:span><text:span text:style-name="T5">),</text:span></text:p>
      <text:p text:style-name="P10"/>
      <text:p text:style-name="P24"><text:span text:style-name="T5"><text:tab/></text:span><text:span text:style-name="T27">Atrybuty</text:span></text:p>
      <text:p text:style-name="P24"><text:span text:style-name="T27"><text:tab/>-</text:span><text:span text:style-name="T28">Primal*</text:span><text:span text:style-name="T27"> </text:span><text:span text:style-name="T28">P</text:span><text:span text:style-name="T31">t</text:span><text:span text:style-name="T28">op</text:span><text:span text:style-name="T27">,</text:span></text:p>
      <text:p text:style-name="P24"><text:span text:style-name="T27"><text:tab/>-</text:span><text:span text:style-name="T34">P</text:span><text:span text:style-name="T27">Tops* p</text:span><text:span text:style-name="T32">Next</text:span><text:span text:style-name="T27">,</text:span></text:p>
      <text:p text:style-name="P7"/>
      <text:p text:style-name="P24"><text:span text:style-name="T5"/></text:p>
      <text:p text:style-name="P24"><text:span text:style-name="T5"/></text:p>
      <text:p text:style-name="P33"><text:span text:style-name="T5"/></text:p>
      <text:p text:style-name="P33"><text:span text:style-name="T5"/></text:p>
      <text:p text:style-name="P33"><text:span text:style-name="T5"/></text:p>
      <text:p text:style-name="P33"><text:span text:style-name="T5"/></text:p>
      <text:p text:style-name="P33"><text:soft-page-break/><text:span text:style-name="T5">-</text:span><text:span text:style-name="T13">B</text:span><text:span text:style-name="T8">Tops</text:span><text:span text:style-name="T6"> – </text:span><text:span text:style-name="T7">zawiera </text:span><text:span text:style-name="T39">wskaźnik</text:span><text:span text:style-name="T7"> </text:span><text:span text:style-name="T39">Borderer</text:span><text:span text:style-name="T5"> (poszerzony o wskaźnik na </text:span><text:span text:style-name="T39">kolejny element),</text:span></text:p>
      <text:p text:style-name="P11"/>
      <text:p text:style-name="P33"><text:span text:style-name="T5"><text:tab/></text:span><text:span text:style-name="T27">Atrybuty:</text:span></text:p>
      <text:p text:style-name="P33"><text:span text:style-name="T27"><text:tab/>-</text:span><text:span text:style-name="T28">Borderer*</text:span><text:span text:style-name="T27"> </text:span><text:span text:style-name="T28">B</text:span><text:span text:style-name="T31">t</text:span><text:span text:style-name="T28">op</text:span><text:span text:style-name="T27">,</text:span></text:p>
      <text:p text:style-name="P33"><text:span text:style-name="T27"><text:tab/>-</text:span><text:span text:style-name="T28">B</text:span><text:span text:style-name="T27">Tops* p</text:span><text:span text:style-name="T32">Next</text:span><text:span text:style-name="T27">,</text:span></text:p>
      <text:p text:style-name="P7"><text:tab/></text:p>
      <text:p text:style-name="P10"/>
      <text:p text:style-name="P27"><text:span text:style-name="T16">-</text:span><text:span text:style-name="T15">L</text:span><text:span text:style-name="T28">P</text:span><text:span text:style-name="T15">Tops –</text:span><text:span text:style-name="T17"> zawiera </text:span><text:span text:style-name="T21">wskaźnik</text:span><text:span text:style-name="T17"> </text:span><text:span text:style-name="T18">P</text:span><text:span text:style-name="T17">Tops (</text:span><text:span text:style-name="T16">poszerzony o wskaźnik na </text:span><text:span text:style-name="T21">kolejny element</text:span><text:span text:style-name="T17">),</text:span></text:p>
      <text:p text:style-name="P12"/>
      <text:p text:style-name="P27"><text:span text:style-name="T17"><text:tab/></text:span><text:span text:style-name="T19">Atrybuty:</text:span></text:p>
      <text:p text:style-name="P29"><text:span text:style-name="T19"><text:tab/>-PTops* LP</text:span><text:span text:style-name="T20">t</text:span><text:span text:style-name="T19">op,</text:span></text:p>
      <text:p text:style-name="P13"><text:tab/>-LPTops* p<text:span text:style-name="T58">Next</text:span>; </text:p>
      <text:p text:style-name="P10"/>
      <text:p text:style-name="P10"/>
      <text:p text:style-name="P24"><text:span text:style-name="T2">-</text:span><text:span text:style-name="T8">Net</text:span><text:span text:style-name="T3"> – zawiera </text:span><text:span text:style-name="T39">wskaźniki</text:span><text:span text:style-name="T3"> </text:span><text:span text:style-name="T7">Primal</text:span><text:span text:style-name="T3"> i </text:span><text:span text:style-name="T28">B</text:span><text:span text:style-name="T7">tops </text:span><text:span text:style-name="T39">(poszerzony o wskaźnik na kolejny element)</text:span><text:span text:style-name="T3">,</text:span></text:p>
      <text:p text:style-name="P14"><text:tab/></text:p>
      <text:p text:style-name="P24"><text:span text:style-name="T3"><text:tab/></text:span><text:span text:style-name="T29">Atrybuty:</text:span></text:p>
      <text:p text:style-name="P24"><text:span text:style-name="T29"><text:tab/>-</text:span><text:span text:style-name="T30">Primal* </text:span><text:span text:style-name="T31">t</text:span><text:span text:style-name="T30">op,</text:span></text:p>
      <text:p text:style-name="P24"><text:span text:style-name="T30"><text:tab/>-B</text:span><text:span text:style-name="T31">T</text:span><text:span text:style-name="T30">ops* </text:span><text:span text:style-name="T35">borderers</text:span><text:span text:style-name="T30">,</text:span></text:p>
      <text:p text:style-name="P24"><text:span text:style-name="T30"><text:tab/>-</text:span><text:span text:style-name="T35">Net* pNext.</text:span></text:p>
      <text:p text:style-name="P15"><text:tab/></text:p>
      <text:p text:style-name="P6"/>
      <text:p text:style-name="P42"><text:span text:style-name="T2">-</text:span><text:span text:style-name="T9">Gra</text:span><text:span text:style-name="T10">ph</text:span><text:span text:style-name="T2"> – </text:span><text:span text:style-name="T5">zawiera </text:span><text:span text:style-name="T39">wskaźnik </text:span><text:span text:style-name="T6">Net </text:span><text:span text:style-name="T5">(poszerzony o wskaźnik na samego siebie</text:span><text:span text:style-name="T7">)</text:span><text:span text:style-name="T4">,</text:span></text:p>
      <text:p text:style-name="P20"/>
      <text:p text:style-name="P41"><text:span text:style-name="T4"><text:tab/>A</text:span><text:span text:style-name="T1">trybuty:</text:span></text:p>
      <text:p text:style-name="P42"><text:span text:style-name="T4"><text:tab/>-</text:span><text:span text:style-name="T31">Net* net,</text:span></text:p>
      <text:p text:style-name="P19"><text:tab/>-Graph* p<text:span text:style-name="T58">Next</text:span>,</text:p>
      <text:p text:style-name="P16"/>
      <text:p text:style-name="P16"/>
      <text:p text:style-name="P45"><text:span text:style-name="T11">-</text:span><text:span text:style-name="T12">Solution</text:span><text:span text:style-name="T22"> – </text:span><text:span text:style-name="T23">zawiera informacje o </text:span><text:span text:style-name="T39">wierzchołku</text:span><text:span text:style-name="T23"> z którego wychodzi, do którego zmierza, pokonaną d</text:span><text:span text:style-name="T24">ł</text:span><text:span text:style-name="T23">ugo</text:span><text:span text:style-name="T24">ść</text:span><text:span text:style-name="T23"> i list</text:span><text:span text:style-name="T24">ę</text:span><text:span text:style-name="T23"> przez która przechodzi </text:span><text:span text:style-name="T5">(poszerzony o wskaźnik na samego siebie</text:span><text:span text:style-name="T7">)</text:span><text:span text:style-name="T4">,</text:span></text:p>
      <text:p text:style-name="P17"><text:s text:c="2"/></text:p>
      <text:p text:style-name="P24"><text:span text:style-name="T23"><text:tab/></text:span><text:span text:style-name="T31">Atrybuty:</text:span></text:p>
      <text:p text:style-name="P24"><text:span text:style-name="T31"><text:tab/>-Primal* </text:span><text:span text:style-name="T36">start</text:span><text:span text:style-name="T31">;</text:span></text:p>
      <text:p text:style-name="P24"><text:span text:style-name="T31"><text:tab/>-</text:span><text:span text:style-name="T36">Borderer</text:span><text:span text:style-name="T31">* </text:span><text:span text:style-name="T36">end</text:span><text:span text:style-name="T31">;</text:span></text:p>
      <text:p text:style-name="P18"><text:tab/>-PTops* way;</text:p>
      <text:p text:style-name="P18"><text:tab/>-Solution* p<text:span text:style-name="T58">Next</text:span>,</text:p>
      <text:p text:style-name="P48"/>
      <text:p text:style-name="P21">Klasy do obsługi pamięci dynamicznej będą posiadały konstruktory i destruktory, <text:span text:style-name="T59">met</text:span>ody do operowania pamięcią <text:span text:style-name="T59">oraz przeciążone operatory do szybkiego zapisu i odczytu</text:span> tworzone w miar<text:span text:style-name="T57">ę</text:span> potrzeb <text:span text:style-name="T62">wraz z postępem pisania programu</text:span>.</text:p>
      <text:p text:style-name="P21"/>
      <text:p text:style-name="P22">Moje uwagi/pytania:</text:p>
      <text:p text:style-name="P22">1. Nie wiem czy nie powinienem spróbować zredukować liczbę klas związanych z pamięcią dynamiczną, chociaż uważam że każda z nich ma zastosowanie oraz w tej ilości są bardziej przejrzyste.</text:p>
      <text:p text:style-name="P22">2. Zastanawiam się również czy jeśli mogę to powinienem się starać się alokować pamięć dynamicznie, czy też korzystać z obiektów statycznych. Jaka jest zależność określająca kiedy jak postąpić? W powyższej rozpisce postanowiłem że jeśli jest możliwe to zaalokuje pamięć dynamicznie.</text:p>
      <text:p text:style-name="P46">3. W opisie klas mogą zachodzić niewielkie zmiany wynikające z występujących potrzeb w trakcie pisania, ale ogólny charakter powinien się nie zmienić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1.2$Windows_X86_64 LibreOffice_project/7cbcfc562f6eb6708b5ff7d7397325de9e764452</meta:generator>
    <dc:date>2020-10-11T19:18:20.081000000</dc:date>
    <meta:editing-duration>PT9M54S</meta:editing-duration>
    <meta:editing-cycles>7</meta:editing-cycles>
    <meta:document-statistic meta:table-count="0" meta:image-count="0" meta:object-count="0" meta:page-count="3" meta:paragraph-count="96" meta:word-count="559" meta:character-count="4001" meta:non-whitespace-character-count="3415"/>
  </office:meta>
</office:document-meta>
</file>